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text-properties fo:color="#ff42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F </text:p>
      <text:p text:style-name="P1">Informative Fairy</text:p>
      <text:p text:style-name="Standard">recherche personnelle / Ne faites pas fuiter notre site</text:p>
      <text:p text:style-name="Standard"/>
      <text:p text:style-name="Standard"/>
      <text:p text:style-name="P2">Théo Acabé</text:p>
      <text:p text:style-name="Standard"><text:a xlink:type="simple" xlink:href="mailto:informative.fairy@gmail.com" text:style-name="Internet_20_link" text:visited-style-name="Visited_20_Internet_20_Link"/></text:p>
      <text:p text:style-name="Standard"/>
      <text:p text:style-name="P4">Attention n'importe quel autre utilisateur peut payer pour savoir les recherches qu'ont effectuées les autres utilisateurs. Tout ce qui suit n'est plus en lien avec Informative Fairy.</text:p>
      <text:p text:style-name="P4">16 Mai 2019</text:p>
      <text:p text:style-name="Standard"/>
      <text:p text:style-name="Standard"><text:s text:c="5"/>Théo Acabé,</text:p>
      <text:p text:style-name="Standard">Informative Fairy vous remercie d'avoir fait appel à nous pour vos recherches. Il y a maintenant quelques minutes vous avez payé pour recevoir des informations sur une personne en particulier.</text:p>
      <text:p text:style-name="Standard">Nous nous intéresserons pas aux raisons qui vous pousse à utiliser notre service. Voici vos données :</text:p>
      <text:p text:style-name="Standard"/>
      <text:p text:style-name="Standard">-Nom :Alpin</text:p>
      <text:p text:style-name="Standard">Prénom:mathéo</text:p>
      <text:p text:style-name="Standard">numéro de téléphone :757895868</text:p>
      <text:p text:style-name="Standard">métier :avocat</text:p>
      <text:p text:style-name="Standard">adresse:10 rue de la grande borne</text:p>
      <text:p text:style-name="Standard">information personnelle :Mathéo Alpin est un grand avocat connu pour son grand potentiel. Il exerce ce métier depuis maintenant 12 ans. Il se classe parmi les meilleurs avocats de son département. Père de famille de deux enfants et marié à Manon Alpin.</text:p>
      <text:p text:style-name="Standard"/>
      <text:p text:style-name="Standard"/>
      <text:p text:style-name="Standard">nous vous remercions d'avoir fait appel à notre site, cependant il est d'en autre devoir des vous informer qu'en récupérant ces informations vous pourrez vous retrouver en danger et que notre entreprise ne se garanti absolument pas coupable de ce qu'il peut arriver </text:p>
      <text:p text:style-name="Standard">1 pièce jointe :</text:p>
      <text:p text:style-name="Standard">Cordialement Informative Fairy</text:p>
      <text:p text:style-name="Standard"/>
      <text:p text:style-name="Standard">coordonée </text:p>
      <text:p text:style-name="Standard"><text:a xlink:type="simple" xlink:href="mailto:informative.fairy@gmail.com" text:style-name="Internet_20_link" text:visited-style-name="Visited_20_Internet_20_Link">informative.fairy@gmail.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3-06T22:21:17.37</meta:creation-date>
    <dc:date>2024-03-06T22:38:10.80</dc:date>
    <meta:editing-duration>PT16M53S</meta:editing-duration>
    <meta:editing-cycles>2</meta:editing-cycles>
    <meta:generator>OpenOffice/4.1.15$Win32 OpenOffice.org_project/4115m2$Build-9813</meta:generator>
    <meta:document-statistic meta:table-count="0" meta:image-count="0" meta:object-count="0" meta:page-count="1" meta:paragraph-count="20" meta:word-count="202" meta:character-count="1290"/>
  </office:meta>
</office:document-meta>
</file>